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2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1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2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30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0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1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0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1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0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2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18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0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8-0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6-0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2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26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0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21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10-0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2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31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804" calcext:value-type="float">
            <text:p>2.74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171948387097" calcext:value-type="float">
            <text:p>2.6717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748025806452" calcext:value-type="float">
            <text:p>2.5274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83561290323" calcext:value-type="float">
            <text:p>2.3718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6165" calcext:value-type="float">
            <text:p>2.2656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9864" calcext:value-type="float">
            <text:p>2.1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4784516129" calcext:value-type="float">
            <text:p>2.955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66125" calcext:value-type="float">
            <text:p>3.0046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0352" calcext:value-type="float">
            <text:p>2.97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121225" calcext:value-type="float">
            <text:p>2.8412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510890322581" calcext:value-type="float">
            <text:p>2.555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74675" calcext:value-type="float">
            <text:p>2.597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1165" calcext:value-type="float">
            <text:p>2.4561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3384" calcext:value-type="float">
            <text:p>2.2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87329032258" calcext:value-type="float">
            <text:p>1.9358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99775" calcext:value-type="float">
            <text:p>2.2679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283587096774" calcext:value-type="float">
            <text:p>2.5828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698812903226" calcext:value-type="float">
            <text:p>2.8669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72929032258" calcext:value-type="float">
            <text:p>2.6887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99277419355" calcext:value-type="float">
            <text:p>2.4739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18951724138" calcext:value-type="float">
            <text:p>2.26518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25858064516" calcext:value-type="float">
            <text:p>2.2532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5375" calcext:value-type="float">
            <text:p>2.395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2624" calcext:value-type="float">
            <text:p>2.53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2795" calcext:value-type="float">
            <text:p>2.2362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956" calcext:value-type="float">
            <text:p>1.67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80655483871" calcext:value-type="float">
            <text:p>1.778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98975" calcext:value-type="float">
            <text:p>2.2039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13904516129" calcext:value-type="float">
            <text:p>2.251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01109677419" calcext:value-type="float">
            <text:p>2.5960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525316129032" calcext:value-type="float">
            <text:p>2.7752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482503225806" calcext:value-type="float">
            <text:p>2.8648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976303448276" calcext:value-type="float">
            <text:p>2.64976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67819354839" calcext:value-type="float">
            <text:p>2.8206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38451612903" calcext:value-type="float">
            <text:p>2.732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9984516129" calcext:value-type="float">
            <text:p>2.543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185342857143" calcext:value-type="float">
            <text:p>2.20185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5056" calcext:value-type="float">
            <text:p>1.8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460125" calcext:value-type="float">
            <text:p>2.5246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33548387097" calcext:value-type="float">
            <text:p>2.6473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170116129032" calcext:value-type="float">
            <text:p>3.3117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794735483871" calcext:value-type="float">
            <text:p>3.4379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22864516129" calcext:value-type="float">
            <text:p>3.3042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54812903226" calcext:value-type="float">
            <text:p>3.1565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11828571429" calcext:value-type="float">
            <text:p>3.0691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399575" calcext:value-type="float">
            <text:p>3.0139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70064516129" calcext:value-type="float">
            <text:p>2.8897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87329032258" calcext:value-type="float">
            <text:p>2.6978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334425" calcext:value-type="float">
            <text:p>2.3733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495227586207" calcext:value-type="float">
            <text:p>2.07495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36975" calcext:value-type="float">
            <text:p>2.5773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081625" calcext:value-type="float">
            <text:p>2.7208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48256" calcext:value-type="float">
            <text:p>2.7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95458064516" calcext:value-type="float">
            <text:p>2.8689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438580645161" calcext:value-type="float">
            <text:p>2.6443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43251612903" calcext:value-type="float">
            <text:p>2.7354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45925" calcext:value-type="float">
            <text:p>2.5314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92180645161" calcext:value-type="float">
            <text:p>2.7419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89664516129" calcext:value-type="float">
            <text:p>2.668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74348387097" calcext:value-type="float">
            <text:p>2.4827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6055" calcext:value-type="float">
            <text:p>2.1776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8704" calcext:value-type="float">
            <text:p>1.80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309187096774" calcext:value-type="float">
            <text:p>1.5830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793125" calcext:value-type="float">
            <text:p>2.4979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5466" calcext:value-type="float">
            <text:p>2.585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151122580645" calcext:value-type="float">
            <text:p>2.7015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382" calcext:value-type="float">
            <text:p>2.62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97275" calcext:value-type="float">
            <text:p>2.4489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237986206896" calcext:value-type="float">
            <text:p>2.382379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881651612903" calcext:value-type="float">
            <text:p>2.3788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932125" calcext:value-type="float">
            <text:p>2.1893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4352" calcext:value-type="float">
            <text:p>2.3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074125" calcext:value-type="float">
            <text:p>2.1207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1168" calcext:value-type="float">
            <text:p>2.17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4065" calcext:value-type="float">
            <text:p>2.1094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86864516129" calcext:value-type="float">
            <text:p>2.3288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36619354839" calcext:value-type="float">
            <text:p>2.6103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965470967742" calcext:value-type="float">
            <text:p>2.669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628727272727" calcext:value-type="float">
            <text:p>2.50628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11295483871" calcext:value-type="float">
            <text:p>2.6711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147393103448" calcext:value-type="float">
            <text:p>2.70147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73496774193" calcext:value-type="float">
            <text:p>2.75873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890375" calcext:value-type="float">
            <text:p>2.6589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91136" calcext:value-type="float">
            <text:p>2.5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42175" calcext:value-type="float">
            <text:p>2.2314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0096" calcext:value-type="float">
            <text:p>2.18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73496774194" calcext:value-type="float">
            <text:p>1.9967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66155" calcext:value-type="float">
            <text:p>1.8766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693083870968" calcext:value-type="float">
            <text:p>2.5069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751974193548" calcext:value-type="float">
            <text:p>3.1875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292180645161" calcext:value-type="float">
            <text:p>3.1229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166116129032" calcext:value-type="float">
            <text:p>2.9916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60910344828" calcext:value-type="float">
            <text:p>2.88960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58167741935" calcext:value-type="float">
            <text:p>2.77358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0975" calcext:value-type="float">
            <text:p>2.685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1736" calcext:value-type="float">
            <text:p>2.48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6742" calcext:value-type="float">
            <text:p>2.126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4048" calcext:value-type="float">
            <text:p>1.81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45375" calcext:value-type="float">
            <text:p>1.7254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993986206897" calcext:value-type="float">
            <text:p>1.90993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282782608696" calcext:value-type="float">
            <text:p>2.912827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13424516129" calcext:value-type="float">
            <text:p>3.3913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513677419355" calcext:value-type="float">
            <text:p>3.2451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01090909091" calcext:value-type="float">
            <text:p>3.06601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92937931034" calcext:value-type="float">
            <text:p>2.95592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3568" calcext:value-type="float">
            <text:p>2.8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77083870968" calcext:value-type="float">
            <text:p>2.7507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425623529412" calcext:value-type="float">
            <text:p>2.274256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70916129032" calcext:value-type="float">
            <text:p>2.232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687" calcext:value-type="float">
            <text:p>2.448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94175483871" calcext:value-type="float">
            <text:p>2.6894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385316129032" calcext:value-type="float">
            <text:p>3.0038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2057" calcext:value-type="float">
            <text:p>2.742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833083870968" calcext:value-type="float">
            <text:p>2.2783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98296774194" calcext:value-type="float">
            <text:p>2.8379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86951724138" calcext:value-type="float">
            <text:p>2.75286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164387096774" calcext:value-type="float">
            <text:p>2.951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370125" calcext:value-type="float">
            <text:p>2.9437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1832" calcext:value-type="float">
            <text:p>2.7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34875" calcext:value-type="float">
            <text:p>2.4093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237961290323" calcext:value-type="float">
            <text:p>2.1523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360375" calcext:value-type="float">
            <text:p>2.1636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343174193548" calcext:value-type="float">
            <text:p>2.4834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7184516129" calcext:value-type="float">
            <text:p>2.589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2565" calcext:value-type="float">
            <text:p>2.4332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526" calcext:value-type="float">
            <text:p>2.303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72413793103" calcext:value-type="float">
            <text:p>2.64072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923225806452" calcext:value-type="float">
            <text:p>2.8292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74025" calcext:value-type="float">
            <text:p>2.8747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1848" calcext:value-type="float">
            <text:p>2.97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9875" calcext:value-type="float">
            <text:p>2.80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32516129032" calcext:value-type="float">
            <text:p>2.5893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68125" calcext:value-type="float">
            <text:p>2.4026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95277419355" calcext:value-type="float">
            <text:p>2.5349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11587096774" calcext:value-type="float">
            <text:p>3.2991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2205" calcext:value-type="float">
            <text:p>3.6692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387535483871" calcext:value-type="float">
            <text:p>3.6238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66503225807" calcext:value-type="float">
            <text:p>3.4896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72541935484" calcext:value-type="float">
            <text:p>3.3337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97375" calcext:value-type="float">
            <text:p>3.2189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94528" calcext:value-type="float">
            <text:p>3.0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893625" calcext:value-type="float">
            <text:p>2.9189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82477419355" calcext:value-type="float">
            <text:p>2.6538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39325" calcext:value-type="float">
            <text:p>2.3843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39070967742" calcext:value-type="float">
            <text:p>2.8433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52615" calcext:value-type="float">
            <text:p>3.2352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369694117647" calcext:value-type="float">
            <text:p>3.043696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71904" calcext:value-type="float">
            <text:p>2.71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4335" calcext:value-type="float">
            <text:p>2.7064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225186206897" calcext:value-type="float">
            <text:p>2.88225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8302" calcext:value-type="float">
            <text:p>3.178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9836" calcext:value-type="float">
            <text:p>3.2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0136" calcext:value-type="float">
            <text:p>3.1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7185" calcext:value-type="float">
            <text:p>3.0817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49161290323" calcext:value-type="float">
            <text:p>3.0484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244425" calcext:value-type="float">
            <text:p>2.7924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15329032258" calcext:value-type="float">
            <text:p>3.414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5608" calcext:value-type="float">
            <text:p>3.5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600654545454" calcext:value-type="float">
            <text:p>3.516006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40624" calcext:value-type="float">
            <text:p>3.34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554725" calcext:value-type="float">
            <text:p>3.2355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64142857143" calcext:value-type="float">
            <text:p>3.17264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20055" calcext:value-type="float">
            <text:p>3.0920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373" calcext:value-type="float">
            <text:p>3.17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73422222222" calcext:value-type="float">
            <text:p>3.10873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32175" calcext:value-type="float">
            <text:p>2.9553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73135483871" calcext:value-type="float">
            <text:p>2.8527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7795" calcext:value-type="float">
            <text:p>3.188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85858064516" calcext:value-type="float">
            <text:p>3.2438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811025" calcext:value-type="float">
            <text:p>3.1681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192722580645" calcext:value-type="float">
            <text:p>2.9819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119117241379" calcext:value-type="float">
            <text:p>2.54119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606864516129" calcext:value-type="float">
            <text:p>2.7860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7955" calcext:value-type="float">
            <text:p>2.687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170787096774" calcext:value-type="float">
            <text:p>2.7017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984125" calcext:value-type="float">
            <text:p>2.5398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06125" calcext:value-type="float">
            <text:p>2.3950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60748387097" calcext:value-type="float">
            <text:p>2.1566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025875" calcext:value-type="float">
            <text:p>2.0702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81961290323" calcext:value-type="float">
            <text:p>2.6248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010909090909" calcext:value-type="float">
            <text:p>2.72010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23904516129" calcext:value-type="float">
            <text:p>2.632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946144" calcext:value-type="float">
            <text:p>2.579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920606896552" calcext:value-type="float">
            <text:p>2.73920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819148387097" calcext:value-type="float">
            <text:p>2.6381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21725" calcext:value-type="float">
            <text:p>2.5002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3304" calcext:value-type="float">
            <text:p>2.31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09125" calcext:value-type="float">
            <text:p>1.8730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49393548387" calcext:value-type="float">
            <text:p>1.5184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49275" calcext:value-type="float">
            <text:p>1.6564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32980645161" calcext:value-type="float">
            <text:p>2.1963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936541935484" calcext:value-type="float">
            <text:p>2.7393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57987096774" calcext:value-type="float">
            <text:p>2.8205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43128" calcext:value-type="float">
            <text:p>2.60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78185" calcext:value-type="float">
            <text:p>2.3578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098317241379" calcext:value-type="float">
            <text:p>2.40098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8704516129" calcext:value-type="float">
            <text:p>2.662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6095" calcext:value-type="float">
            <text:p>2.5906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67345454545" calcext:value-type="float">
            <text:p>2.43267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5223" calcext:value-type="float">
            <text:p>2.165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19741935484" calcext:value-type="float">
            <text:p>1.7761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884775" calcext:value-type="float">
            <text:p>1.4488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137425" calcext:value-type="float">
            <text:p>1.8513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46768" calcext:value-type="float">
            <text:p>2.2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50690909091" calcext:value-type="float">
            <text:p>2.46250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62675" calcext:value-type="float">
            <text:p>1.9666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109628571429" calcext:value-type="float">
            <text:p>2.13109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2895" calcext:value-type="float">
            <text:p>1.9352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980541935484" calcext:value-type="float">
            <text:p>2.4498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95775" calcext:value-type="float">
            <text:p>2.3289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16903225806" calcext:value-type="float">
            <text:p>2.1881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104575" calcext:value-type="float">
            <text:p>2.2710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84075" calcext:value-type="float">
            <text:p>2.498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60512" calcext:value-type="float">
            <text:p>3.35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73890909091" calcext:value-type="float">
            <text:p>3.42973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1304" calcext:value-type="float">
            <text:p>3.2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717858064516" calcext:value-type="float">
            <text:p>3.1371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70428571429" calcext:value-type="float">
            <text:p>3.18570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736361290323" calcext:value-type="float">
            <text:p>3.1673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67775" calcext:value-type="float">
            <text:p>3.1366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9184" calcext:value-type="float">
            <text:p>2.95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03406451613" calcext:value-type="float">
            <text:p>2.7060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112387096774" calcext:value-type="float">
            <text:p>2.6011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28425" calcext:value-type="float">
            <text:p>2.6552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806348387097" calcext:value-type="float">
            <text:p>3.1380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78038709678" calcext:value-type="float">
            <text:p>3.69978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598575" calcext:value-type="float">
            <text:p>3.6959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505548387097" calcext:value-type="float">
            <text:p>3.4550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230812903226" calcext:value-type="float">
            <text:p>3.5223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88331034483" calcext:value-type="float">
            <text:p>3.40188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106477419355" calcext:value-type="float">
            <text:p>3.4310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2983" calcext:value-type="float">
            <text:p>3.292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989109677419" calcext:value-type="float">
            <text:p>3.1598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44438709677" calcext:value-type="float">
            <text:p>2.9164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295" calcext:value-type="float">
            <text:p>2.741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49548387097" calcext:value-type="float">
            <text:p>2.7844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127" calcext:value-type="float">
            <text:p>3.3021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10392" calcext:value-type="float">
            <text:p>3.64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300925" calcext:value-type="float">
            <text:p>3.5030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190941935484" calcext:value-type="float">
            <text:p>3.2819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91855483871" calcext:value-type="float">
            <text:p>3.119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43552" calcext:value-type="float">
            <text:p>2.9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93525" calcext:value-type="float">
            <text:p>2.9109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06345" calcext:value-type="float">
            <text:p>2.7906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225161290323" calcext:value-type="float">
            <text:p>2.6522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535325" calcext:value-type="float">
            <text:p>2.4453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550787096774" calcext:value-type="float">
            <text:p>2.6255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8355" calcext:value-type="float">
            <text:p>2.8748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640412903226" calcext:value-type="float">
            <text:p>2.7664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355251612903" calcext:value-type="float">
            <text:p>2.9335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801375" calcext:value-type="float">
            <text:p>3.1580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29048" calcext:value-type="float">
            <text:p>3.02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397825" calcext:value-type="float">
            <text:p>2.8739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393228571429" calcext:value-type="float">
            <text:p>2.72393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4338" calcext:value-type="float">
            <text:p>2.704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5715" calcext:value-type="float">
            <text:p>2.6675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75592" calcext:value-type="float">
            <text:p>2.46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2645" calcext:value-type="float">
            <text:p>2.1162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050580645161" calcext:value-type="float">
            <text:p>2.0805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986327272727" calcext:value-type="float">
            <text:p>2.66986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8195" calcext:value-type="float">
            <text:p>2.7468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105419354839" calcext:value-type="float">
            <text:p>2.7810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876" calcext:value-type="float">
            <text:p>2.4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574012903226" calcext:value-type="float">
            <text:p>2.0257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68541935484" calcext:value-type="float">
            <text:p>1.4896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77820689655" calcext:value-type="float">
            <text:p>1.49677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61238709677" calcext:value-type="float">
            <text:p>1.5936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4396" calcext:value-type="float">
            <text:p>1.6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1176" calcext:value-type="float">
            <text:p>2.03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0005" calcext:value-type="float">
            <text:p>2.2900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494683870968" calcext:value-type="float">
            <text:p>2.6349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45825" calcext:value-type="float">
            <text:p>2.5234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686683870968" calcext:value-type="float">
            <text:p>2.7568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21341935484" calcext:value-type="float">
            <text:p>3.0472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07525" calcext:value-type="float">
            <text:p>2.8880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374890322581" calcext:value-type="float">
            <text:p>3.1037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295425" calcext:value-type="float">
            <text:p>3.0629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11514285714" calcext:value-type="float">
            <text:p>2.93511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30787096774" calcext:value-type="float">
            <text:p>2.9303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3464" calcext:value-type="float">
            <text:p>2.82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55424516129" calcext:value-type="float">
            <text:p>2.7055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99215" calcext:value-type="float">
            <text:p>2.4199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01875" calcext:value-type="float">
            <text:p>2.4360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56309677419" calcext:value-type="float">
            <text:p>2.4405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18925" calcext:value-type="float">
            <text:p>2.2761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6344" calcext:value-type="float">
            <text:p>2.07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711675" calcext:value-type="float">
            <text:p>2.0771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08675" calcext:value-type="float">
            <text:p>2.2180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89858064516" calcext:value-type="float">
            <text:p>2.4208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68903225806" calcext:value-type="float">
            <text:p>2.1576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68725" calcext:value-type="float">
            <text:p>1.6886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03535483871" calcext:value-type="float">
            <text:p>1.8560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96464516129" calcext:value-type="float">
            <text:p>2.3349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4841" calcext:value-type="float">
            <text:p>2.664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308" calcext:value-type="float">
            <text:p>2.8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1888" calcext:value-type="float">
            <text:p>2.62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300361290323" calcext:value-type="float">
            <text:p>2.5730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629714285714" calcext:value-type="float">
            <text:p>2.4862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3375483871" calcext:value-type="float">
            <text:p>2.4303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648541935484" calcext:value-type="float">
            <text:p>2.5564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84" calcext:value-type="float">
            <text:p>2.4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22525" calcext:value-type="float">
            <text:p>2.1832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77961290323" calcext:value-type="float">
            <text:p>2.3047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519" calcext:value-type="float">
            <text:p>2.628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6862" calcext:value-type="float">
            <text:p>3.086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24472" calcext:value-type="float">
            <text:p>3.22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23781818182" calcext:value-type="float">
            <text:p>3.28823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462219354839" calcext:value-type="float">
            <text:p>3.1346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61961290323" calcext:value-type="float">
            <text:p>2.9296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03172413793" calcext:value-type="float">
            <text:p>2.75003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72593548387" calcext:value-type="float">
            <text:p>2.9937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124475" calcext:value-type="float">
            <text:p>3.1012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57192" calcext:value-type="float">
            <text:p>2.98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654875" calcext:value-type="float">
            <text:p>2.8665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511458064516" calcext:value-type="float">
            <text:p>2.6251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4002" calcext:value-type="float">
            <text:p>3.064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081109677419" calcext:value-type="float">
            <text:p>2.9008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3025" calcext:value-type="float">
            <text:p>2.801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73367741935" calcext:value-type="float">
            <text:p>2.46573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68735" calcext:value-type="float">
            <text:p>2.4168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457542857143" calcext:value-type="float">
            <text:p>2.6445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9525" calcext:value-type="float">
            <text:p>2.667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470525" calcext:value-type="float">
            <text:p>2.5947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8312" calcext:value-type="float">
            <text:p>2.48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139" calcext:value-type="float">
            <text:p>2.255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34475" calcext:value-type="float">
            <text:p>2.3773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5415" calcext:value-type="float">
            <text:p>2.8085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9525" calcext:value-type="float">
            <text:p>3.048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524077419355" calcext:value-type="float">
            <text:p>3.3152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83225806452" calcext:value-type="float">
            <text:p>3.0578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41325" calcext:value-type="float">
            <text:p>2.9254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25075862069" calcext:value-type="float">
            <text:p>2.95225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51125" calcext:value-type="float">
            <text:p>2.9475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07" calcext:value-type="float">
            <text:p>2.84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6812" calcext:value-type="float">
            <text:p>2.6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78075" calcext:value-type="float">
            <text:p>2.4367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79148387097" calcext:value-type="float">
            <text:p>2.1047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29885" calcext:value-type="float">
            <text:p>1.8129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1095" calcext:value-type="float">
            <text:p>2.0191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0576" calcext:value-type="float">
            <text:p>2.4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9667" calcext:value-type="float">
            <text:p>2.669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4584" calcext:value-type="float">
            <text:p>2.57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9755" calcext:value-type="float">
            <text:p>2.8519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052828571429" calcext:value-type="float">
            <text:p>2.92052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427885714286" calcext:value-type="float">
            <text:p>2.8842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97032258065" calcext:value-type="float">
            <text:p>2.7859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44075" calcext:value-type="float">
            <text:p>2.3834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224051612903" calcext:value-type="float">
            <text:p>2.3422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217677419355" calcext:value-type="float">
            <text:p>2.4221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078625" calcext:value-type="float">
            <text:p>2.4807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17392" calcext:value-type="float">
            <text:p>2.89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891709090909" calcext:value-type="float">
            <text:p>3.08891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90890322581" calcext:value-type="float">
            <text:p>2.8599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22171428571" calcext:value-type="float">
            <text:p>2.69922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871325" calcext:value-type="float">
            <text:p>2.6587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63535483871" calcext:value-type="float">
            <text:p>2.846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89935483871" calcext:value-type="float">
            <text:p>3.053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89496774194" calcext:value-type="float">
            <text:p>2.8958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834141935484" calcext:value-type="float">
            <text:p>2.9283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344851612903" calcext:value-type="float">
            <text:p>2.8634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300325" calcext:value-type="float">
            <text:p>2.6930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23056" calcext:value-type="float">
            <text:p>2.9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50690909091" calcext:value-type="float">
            <text:p>2.84350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54152" calcext:value-type="float">
            <text:p>2.58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30025" calcext:value-type="float">
            <text:p>2.4023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49828571429" calcext:value-type="float">
            <text:p>2.2994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65565" calcext:value-type="float">
            <text:p>2.1665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389522580645" calcext:value-type="float">
            <text:p>1.9638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22665" calcext:value-type="float">
            <text:p>2.1322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210375" calcext:value-type="float">
            <text:p>1.5921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18941935484" calcext:value-type="float">
            <text:p>2.8551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76077419355" calcext:value-type="float">
            <text:p>2.9037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21018181818" calcext:value-type="float">
            <text:p>2.7092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7272" calcext:value-type="float">
            <text:p>2.41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264625" calcext:value-type="float">
            <text:p>2.1226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94289655172" calcext:value-type="float">
            <text:p>2.28894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5055" calcext:value-type="float">
            <text:p>2.5205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038374193548" calcext:value-type="float">
            <text:p>2.4803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861987096774" calcext:value-type="float">
            <text:p>2.3786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22787096774" calcext:value-type="float">
            <text:p>2.2902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98125" calcext:value-type="float">
            <text:p>2.1359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21651612903" calcext:value-type="float">
            <text:p>2.1502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738" calcext:value-type="float">
            <text:p>1.8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8664" calcext:value-type="float">
            <text:p>2.02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238909090909" calcext:value-type="float">
            <text:p>1.91238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052" calcext:value-type="float">
            <text:p>1.6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786125" calcext:value-type="float">
            <text:p>1.9378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373857142857" calcext:value-type="float">
            <text:p>2.15373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750374193548" calcext:value-type="float">
            <text:p>2.2975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55024" calcext:value-type="float">
            <text:p>2.16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8162" calcext:value-type="float">
            <text:p>2.058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8132" calcext:value-type="float">
            <text:p>1.8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01135483871" calcext:value-type="float">
            <text:p>2.0450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828475" calcext:value-type="float">
            <text:p>2.2782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16712" calcext:value-type="float">
            <text:p>2.60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31775" calcext:value-type="float">
            <text:p>2.5423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92774193548" calcext:value-type="float">
            <text:p>2.2609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5678" calcext:value-type="float">
            <text:p>1.995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776475" calcext:value-type="float">
            <text:p>1.9277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47070967742" calcext:value-type="float">
            <text:p>2.3404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30374193548" calcext:value-type="float">
            <text:p>2.2213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9607" calcext:value-type="float">
            <text:p>2.189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645187096774" calcext:value-type="float">
            <text:p>1.7964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653806451613" calcext:value-type="float">
            <text:p>2.1665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172490322581" calcext:value-type="float">
            <text:p>2.9117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67096" calcext:value-type="float">
            <text:p>3.0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799406451613" calcext:value-type="float">
            <text:p>3.1479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93464" calcext:value-type="float">
            <text:p>2.94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48541935484" calcext:value-type="float">
            <text:p>2.9374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429371428571" calcext:value-type="float">
            <text:p>2.8942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40384516129" calcext:value-type="float">
            <text:p>2.864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15767741935" calcext:value-type="float">
            <text:p>2.8101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64336" calcext:value-type="float">
            <text:p>2.65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94" calcext:value-type="float">
            <text:p>2.1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166125" calcext:value-type="float">
            <text:p>1.8616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01729032258" calcext:value-type="float">
            <text:p>1.9450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85961290323" calcext:value-type="float">
            <text:p>2.5638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57018181818" calcext:value-type="float">
            <text:p>2.41457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40929032258" calcext:value-type="float">
            <text:p>2.0334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4911" calcext:value-type="float">
            <text:p>1.954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106565517241" calcext:value-type="float">
            <text:p>1.93106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27925" calcext:value-type="float">
            <text:p>1.8532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774116129032" calcext:value-type="float">
            <text:p>2.1077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84103225806" calcext:value-type="float">
            <text:p>2.2308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77135483871" calcext:value-type="float">
            <text:p>2.0297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897341935484" calcext:value-type="float">
            <text:p>1.8889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95690322581" calcext:value-type="float">
            <text:p>2.1009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137341935484" calcext:value-type="float">
            <text:p>2.0413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76992" calcext:value-type="float">
            <text:p>2.3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32725" calcext:value-type="float">
            <text:p>2.2373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2252" calcext:value-type="float">
            <text:p>1.76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3855483871" calcext:value-type="float">
            <text:p>1.671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043285714286" calcext:value-type="float">
            <text:p>1.83043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82495483871" calcext:value-type="float">
            <text:p>2.488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57935483871" calcext:value-type="float">
            <text:p>2.3985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288" calcext:value-type="float">
            <text:p>2.1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72180645161" calcext:value-type="float">
            <text:p>1.9037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48328" calcext:value-type="float">
            <text:p>1.68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085341935484" calcext:value-type="float">
            <text:p>1.6908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03122580645" calcext:value-type="float">
            <text:p>1.5280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43248" calcext:value-type="float">
            <text:p>1.6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74456" calcext:value-type="float">
            <text:p>2.1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055793548387" calcext:value-type="float">
            <text:p>2.0305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719228571429" calcext:value-type="float">
            <text:p>2.1371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23638709677" calcext:value-type="float">
            <text:p>2.0142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89316129032" calcext:value-type="float">
            <text:p>2.5618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19712" calcext:value-type="float">
            <text:p>2.46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50322580645" calcext:value-type="float">
            <text:p>2.256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277341935484" calcext:value-type="float">
            <text:p>1.8127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3455483871" calcext:value-type="float">
            <text:p>2.113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37032258064" calcext:value-type="float">
            <text:p>2.5573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2936" calcext:value-type="float">
            <text:p>2.8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63275" calcext:value-type="float">
            <text:p>3.1576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416" calcext:value-type="float">
            <text:p>2.8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059741935484" calcext:value-type="float">
            <text:p>2.6905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745028571429" calcext:value-type="float">
            <text:p>2.6774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97883870968" calcext:value-type="float">
            <text:p>2.8909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08438709678" calcext:value-type="float">
            <text:p>2.70308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66" calcext:value-type="float">
            <text:p>2.74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906477419355" calcext:value-type="float">
            <text:p>2.6690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58245" calcext:value-type="float">
            <text:p>2.4058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277858064516" calcext:value-type="float">
            <text:p>2.2227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427587096774" calcext:value-type="float">
            <text:p>2.6742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1256" calcext:value-type="float">
            <text:p>2.73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9835" calcext:value-type="float">
            <text:p>2.5349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43744" calcext:value-type="float">
            <text:p>2.28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44567741935" calcext:value-type="float">
            <text:p>2.4474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07448275862" calcext:value-type="float">
            <text:p>2.51407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90141935484" calcext:value-type="float">
            <text:p>2.4559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784490322581" calcext:value-type="float">
            <text:p>2.3478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59672" calcext:value-type="float">
            <text:p>2.1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92722580645" calcext:value-type="float">
            <text:p>1.8389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79896774194" calcext:value-type="float">
            <text:p>1.7467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14116129032" calcext:value-type="float">
            <text:p>2.2601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518993548387" calcext:value-type="float">
            <text:p>2.5151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16008" calcext:value-type="float">
            <text:p>2.24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7771" calcext:value-type="float">
            <text:p>1.977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53952" calcext:value-type="float">
            <text:p>2.42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527741935484" calcext:value-type="float">
            <text:p>2.0352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55057142857" calcext:value-type="float">
            <text:p>2.17355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82219354839" calcext:value-type="float">
            <text:p>2.0678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76593548387" calcext:value-type="float">
            <text:p>2.551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57176" calcext:value-type="float">
            <text:p>2.51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42812903226" calcext:value-type="float">
            <text:p>2.1964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98425806452" calcext:value-type="float">
            <text:p>1.9879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29419354839" calcext:value-type="float">
            <text:p>1.6532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256438709677" calcext:value-type="float">
            <text:p>2.3525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0336" calcext:value-type="float">
            <text:p>2.37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5205" calcext:value-type="float">
            <text:p>2.2595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82528" calcext:value-type="float">
            <text:p>2.37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42967741936" calcext:value-type="float">
            <text:p>1.9384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026485714286" calcext:value-type="float">
            <text:p>2.01026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765419354839" calcext:value-type="float">
            <text:p>2.2476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99922580645" calcext:value-type="float">
            <text:p>2.4149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956" calcext:value-type="float">
            <text:p>2.44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986941935484" calcext:value-type="float">
            <text:p>2.1998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786875" calcext:value-type="float">
            <text:p>1.9978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23819354839" calcext:value-type="float">
            <text:p>3.1102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66735483871" calcext:value-type="float">
            <text:p>3.102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620180645161" calcext:value-type="float">
            <text:p>2.6962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2106" calcext:value-type="float">
            <text:p>2.372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37914285714" calcext:value-type="float">
            <text:p>2.38037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7795" calcext:value-type="float">
            <text:p>2.426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42348387097" calcext:value-type="float">
            <text:p>2.5894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29574193548" calcext:value-type="float">
            <text:p>2.5382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15825" calcext:value-type="float">
            <text:p>2.4091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6245" calcext:value-type="float">
            <text:p>2.329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89904516129" calcext:value-type="float">
            <text:p>2.098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96024" calcext:value-type="float">
            <text:p>1.94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15709090909" calcext:value-type="float">
            <text:p>2.59615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692" calcext:value-type="float">
            <text:p>2.8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026761290323" calcext:value-type="float">
            <text:p>2.7802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82262068965" calcext:value-type="float">
            <text:p>2.679822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388283870968" calcext:value-type="float">
            <text:p>2.5038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88412903226" calcext:value-type="float">
            <text:p>2.4158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43136" calcext:value-type="float">
            <text:p>2.2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805961290323" calcext:value-type="float">
            <text:p>1.8780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538761290323" calcext:value-type="float">
            <text:p>1.8353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076051612903" calcext:value-type="float">
            <text:p>1.9307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84361290323" calcext:value-type="float">
            <text:p>2.0548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372" calcext:value-type="float">
            <text:p>2.46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22125" calcext:value-type="float">
            <text:p>2.9132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212" calcext:value-type="float">
            <text:p>2.71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01703225806" calcext:value-type="float">
            <text:p>2.4960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490657142857" calcext:value-type="float">
            <text:p>2.35490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556025806452" calcext:value-type="float">
            <text:p>2.4055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805290322581" calcext:value-type="float">
            <text:p>2.4880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34064" calcext:value-type="float">
            <text:p>2.4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105522580645" calcext:value-type="float">
            <text:p>2.1010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6852" calcext:value-type="float">
            <text:p>1.7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764" calcext:value-type="float">
            <text:p>1.66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912" calcext:value-type="float">
            <text:p>2.4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6972" calcext:value-type="float">
            <text:p>2.69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416" calcext:value-type="float">
            <text:p>2.4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8352" calcext:value-type="float">
            <text:p>2.3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4532" calcext:value-type="float">
            <text:p>2.22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82" calcext:value-type="float">
            <text:p>2.11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06" calcext:value-type="float">
            <text:p>2.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116" calcext:value-type="float">
            <text:p>2.32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52" calcext:value-type="float">
            <text:p>2.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0236" calcext:value-type="float">
            <text:p>2.6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3968" calcext:value-type="float">
            <text:p>2.2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8096" calcext:value-type="float">
            <text:p>2.0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0296" calcext:value-type="float">
            <text:p>1.8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508" calcext:value-type="float">
            <text:p>2.03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1728" calcext:value-type="float">
            <text:p>2.1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372" calcext:value-type="float">
            <text:p>2.46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292" calcext:value-type="float">
            <text:p>2.46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1344" calcext:value-type="float">
            <text:p>2.5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2324" calcext:value-type="float">
            <text:p>2.5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316" calcext:value-type="float">
            <text:p>2.40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746" calcext:value-type="float">
            <text:p>2.5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2728" calcext:value-type="float">
            <text:p>2.5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9848" calcext:value-type="float">
            <text:p>2.3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1492" calcext:value-type="float">
            <text:p>2.0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612" calcext:value-type="float">
            <text:p>1.97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752" calcext:value-type="float">
            <text:p>1.9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4952" calcext:value-type="float">
            <text:p>1.7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748" calcext:value-type="float">
            <text:p>1.53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264" calcext:value-type="float">
            <text:p>1.6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396" calcext:value-type="float">
            <text:p>2.27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804" calcext:value-type="float">
            <text:p>2.36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698" calcext:value-type="float">
            <text:p>2.155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106" calcext:value-type="float">
            <text:p>2.13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3" calcext:value-type="float">
            <text:p>2.2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8912" calcext:value-type="float">
            <text:p>2.3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2376" calcext:value-type="float">
            <text:p>1.9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912" calcext:value-type="float">
            <text:p>1.7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184" calcext:value-type="float">
            <text:p>1.7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124" calcext:value-type="float">
            <text:p>2.00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5292" calcext:value-type="float">
            <text:p>1.9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3408" calcext:value-type="float">
            <text:p>1.6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8808" calcext:value-type="float">
            <text:p>1.6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084" calcext:value-type="float">
            <text:p>1.6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828" calcext:value-type="float">
            <text:p>1.6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8668" calcext:value-type="float">
            <text:p>1.78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596" calcext:value-type="float">
            <text:p>1.59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0416" calcext:value-type="float">
            <text:p>1.5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74" calcext:value-type="float">
            <text:p>1.60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7832" calcext:value-type="float">
            <text:p>1.9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964" calcext:value-type="float">
            <text:p>2.12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848" calcext:value-type="float">
            <text:p>1.9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6404" calcext:value-type="float">
            <text:p>2.21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76" calcext:value-type="float">
            <text:p>2.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64" calcext:value-type="float">
            <text:p>1.9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676" calcext:value-type="float">
            <text:p>2.10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3212" calcext:value-type="float">
            <text:p>1.82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216" calcext:value-type="float">
            <text:p>1.9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52" calcext:value-type="float">
            <text:p>2.8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7828" calcext:value-type="float">
            <text:p>2.68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5436" calcext:value-type="float">
            <text:p>2.3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2764" calcext:value-type="float">
            <text:p>2.3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116" calcext:value-type="float">
            <text:p>2.32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3904" calcext:value-type="float">
            <text:p>2.5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4372" calcext:value-type="float">
            <text:p>2.2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3608" calcext:value-type="float">
            <text:p>1.9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516" calcext:value-type="float">
            <text:p>1.8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42" calcext:value-type="float">
            <text:p>2.34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4724" calcext:value-type="float">
            <text:p>2.7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1348" calcext:value-type="float">
            <text:p>2.91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5852" calcext:value-type="float">
            <text:p>2.6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492" calcext:value-type="float">
            <text:p>2.15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4984" calcext:value-type="float">
            <text:p>2.2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5436" calcext:value-type="float">
            <text:p>2.3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8304" calcext:value-type="float">
            <text:p>2.1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8612" calcext:value-type="float">
            <text:p>1.8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498" calcext:value-type="float">
            <text:p>1.7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9036" calcext:value-type="float">
            <text:p>1.93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284" calcext:value-type="float">
            <text:p>2.14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1596" calcext:value-type="float">
            <text:p>2.1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852" calcext:value-type="float">
            <text:p>2.37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4032" calcext:value-type="float">
            <text:p>2.0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7916" calcext:value-type="float">
            <text:p>1.86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3448" calcext:value-type="float">
            <text:p>1.9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788" calcext:value-type="float">
            <text:p>2.24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4" calcext:value-type="float">
            <text:p>2.3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076" calcext:value-type="float">
            <text:p>2.25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8284" calcext:value-type="float">
            <text:p>2.01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068" calcext:value-type="float">
            <text:p>1.94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9052" calcext:value-type="float">
            <text:p>1.5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132" calcext:value-type="float">
            <text:p>1.94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7864" calcext:value-type="float">
            <text:p>2.4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244" calcext:value-type="float">
            <text:p>2.58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324" calcext:value-type="float">
            <text:p>2.33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1944" calcext:value-type="float">
            <text:p>2.0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104" calcext:value-type="float">
            <text:p>2.1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74" calcext:value-type="float">
            <text:p>2.1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288" calcext:value-type="float">
            <text:p>2.1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196" calcext:value-type="float">
            <text:p>1.82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348" calcext:value-type="float">
            <text:p>1.51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2476" calcext:value-type="float">
            <text:p>1.5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0164" calcext:value-type="float">
            <text:p>1.82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1372" calcext:value-type="float">
            <text:p>2.34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3036" calcext:value-type="float">
            <text:p>2.1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2188" calcext:value-type="float">
            <text:p>2.01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0352" calcext:value-type="float">
            <text:p>1.8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1536" calcext:value-type="float">
            <text:p>1.6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628" calcext:value-type="float">
            <text:p>1.9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752" calcext:value-type="float">
            <text:p>1.9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18" calcext:value-type="float">
            <text:p>2.2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4736" calcext:value-type="float">
            <text:p>1.8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308" calcext:value-type="float">
            <text:p>2.33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94" calcext:value-type="float">
            <text:p>2.1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42" calcext:value-type="float">
            <text:p>1.70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3616" calcext:value-type="float">
            <text:p>1.7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4776" calcext:value-type="float">
            <text:p>2.1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9988" calcext:value-type="float">
            <text:p>2.1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61936" calcext:value-type="float">
            <text:p>2.0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4596" calcext:value-type="float">
            <text:p>1.97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776" calcext:value-type="float">
            <text:p>1.7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9704" calcext:value-type="float">
            <text:p>1.9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2768" calcext:value-type="float">
            <text:p>2.8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0508" calcext:value-type="float">
            <text:p>2.5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698" calcext:value-type="float">
            <text:p>2.5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5804" calcext:value-type="float">
            <text:p>2.49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8644" calcext:value-type="float">
            <text:p>2.35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7404" calcext:value-type="float">
            <text:p>2.59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5212" calcext:value-type="float">
            <text:p>2.58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9" calcext:value-type="float">
            <text:p>1.9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264" calcext:value-type="float">
            <text:p>1.9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08" calcext:value-type="float">
            <text:p>2.2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3528" calcext:value-type="float">
            <text:p>2.5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728" calcext:value-type="float">
            <text:p>2.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968" calcext:value-type="float">
            <text:p>2.1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3956" calcext:value-type="float">
            <text:p>1.9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028" calcext:value-type="float">
            <text:p>2.00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01" calcext:value-type="float">
            <text:p>2.0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748" calcext:value-type="float">
            <text:p>1.92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716" calcext:value-type="float">
            <text:p>1.4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232" calcext:value-type="float">
            <text:p>1.6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8284" calcext:value-type="float">
            <text:p>2.01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6252" calcext:value-type="float">
            <text:p>2.0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5732" calcext:value-type="float">
            <text:p>1.6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092" calcext:value-type="float">
            <text:p>1.4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9712" calcext:value-type="float">
            <text:p>1.7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7832" calcext:value-type="float">
            <text:p>1.9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364" calcext:value-type="float">
            <text:p>1.64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1572" calcext:value-type="float">
            <text:p>1.40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5184" calcext:value-type="float">
            <text:p>1.3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3708" calcext:value-type="float">
            <text:p>1.4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572" calcext:value-type="float">
            <text:p>1.65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958" calcext:value-type="float">
            <text:p>1.568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0312" calcext:value-type="float">
            <text:p>1.4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8064" calcext:value-type="float">
            <text:p>1.8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1104" calcext:value-type="float">
            <text:p>1.7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9816" calcext:value-type="float">
            <text:p>1.8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8884" calcext:value-type="float">
            <text:p>1.7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0012" calcext:value-type="float">
            <text:p>1.6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284" calcext:value-type="float">
            <text:p>1.76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116" calcext:value-type="float">
            <text:p>1.56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5008" calcext:value-type="float">
            <text:p>1.7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7136" calcext:value-type="float">
            <text:p>1.9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2356" calcext:value-type="float">
            <text:p>1.83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8328" calcext:value-type="float">
            <text:p>1.6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66" calcext:value-type="float">
            <text:p>1.7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6316" calcext:value-type="float">
            <text:p>1.7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27615483871" calcext:value-type="float">
            <text:p>2.012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4152" calcext:value-type="float">
            <text:p>1.9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360077419355" calcext:value-type="float">
            <text:p>1.6236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7168" calcext:value-type="float">
            <text:p>1.51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15122580645" calcext:value-type="float">
            <text:p>1.7261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19055483871" calcext:value-type="float">
            <text:p>2.021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8832" calcext:value-type="float">
            <text:p>1.8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17147826087" calcext:value-type="float">
            <text:p>2.051171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78812903226" calcext:value-type="float">
            <text:p>2.4097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10285714286" calcext:value-type="float">
            <text:p>2.6191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54095483871" calcext:value-type="float">
            <text:p>2.625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933677419355" calcext:value-type="float">
            <text:p>2.5593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2368" calcext:value-type="float">
            <text:p>2.3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41316129032" calcext:value-type="float">
            <text:p>2.1504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80984" calcext:value-type="float">
            <text:p>2.10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80464516129" calcext:value-type="float">
            <text:p>2.1978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77935483871" calcext:value-type="float">
            <text:p>2.474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4848" calcext:value-type="float">
            <text:p>2.83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53055483871" calcext:value-type="float">
            <text:p>2.555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061522580645" calcext:value-type="float">
            <text:p>2.3906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531174193548" calcext:value-type="float">
            <text:p>2.2853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145419354839" calcext:value-type="float">
            <text:p>2.1714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0192" calcext:value-type="float">
            <text:p>2.08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022812903226" calcext:value-type="float">
            <text:p>2.1202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67528" calcext:value-type="float">
            <text:p>1.80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36903225807" calcext:value-type="float">
            <text:p>1.8833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01083870968" calcext:value-type="float">
            <text:p>2.0040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147" calcext:value-type="float">
            <text:p>2.700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4112" calcext:value-type="float">
            <text:p>2.6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99112" calcext:value-type="float">
            <text:p>2.4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349548387097" calcext:value-type="float">
            <text:p>2.4034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63914285714" calcext:value-type="float">
            <text:p>2.17463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47584" calcext:value-type="float">
            <text:p>2.237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81496774194" calcext:value-type="float">
            <text:p>2.2558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8672" calcext:value-type="float">
            <text:p>2.26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3568" calcext:value-type="float">
            <text:p>2.06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92929032258" calcext:value-type="float">
            <text:p>2.0029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33419354839" calcext:value-type="float">
            <text:p>1.9733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2448" calcext:value-type="float">
            <text:p>2.06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73824516129" calcext:value-type="float">
            <text:p>2.1873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0344" calcext:value-type="float">
            <text:p>2.23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95174193548" calcext:value-type="float">
            <text:p>2.0719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61514285714" calcext:value-type="float">
            <text:p>1.98261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036748387097" calcext:value-type="float">
            <text:p>1.7603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19535483871" calcext:value-type="float">
            <text:p>1.6121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966057142857" calcext:value-type="float">
            <text:p>1.5296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79728" calcext:value-type="float">
            <text:p>1.40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197574193548" calcext:value-type="float">
            <text:p>1.5019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817522580645" calcext:value-type="float">
            <text:p>1.9181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04936" calcext:value-type="float">
            <text:p>2.1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40929032258" calcext:value-type="float">
            <text:p>2.0334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62144" calcext:value-type="float">
            <text:p>1.76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86374193548" calcext:value-type="float">
            <text:p>2.1298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52171428571" calcext:value-type="float">
            <text:p>2.05152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42761290323" calcext:value-type="float">
            <text:p>2.1554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72309677419" calcext:value-type="float">
            <text:p>2.1967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80656" calcext:value-type="float">
            <text:p>1.99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33032258065" calcext:value-type="float">
            <text:p>1.8563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6712" calcext:value-type="float">
            <text:p>2.0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46064516129" calcext:value-type="float">
            <text:p>2.1124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24464516129" calcext:value-type="float">
            <text:p>2.2892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8728" calcext:value-type="float">
            <text:p>2.38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641058064516" calcext:value-type="float">
            <text:p>2.3264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4192" calcext:value-type="float">
            <text:p>1.9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660206451613" calcext:value-type="float">
            <text:p>1.9166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8976" calcext:value-type="float">
            <text:p>1.9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132027586207" calcext:value-type="float">
            <text:p>1.97132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50328" calcext:value-type="float">
            <text:p>2.0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93664516129" calcext:value-type="float">
            <text:p>2.059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348" calcext:value-type="float">
            <text:p>1.89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06" calcext:value-type="float">
            <text:p>2.0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258141935484" calcext:value-type="float">
            <text:p>2.5625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558082264601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27860869565" calcext:value-type="float">
            <text:p>2.6432786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730" meta:object-count="0"/>
    <meta:user-defined meta:name="AppVersion">3.0</meta:user-defined>
  </office:meta>
</office:document-meta>
</file>